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1.5862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361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1.1791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1.7689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 table:number-columns-spanned="8" table:number-rows-spanned="1">
            <text:p>ENERGY MEASURED AFTER RUNNING THE PROGRAMS WHILE USING DIFFERENT APPLICATIONS</text:p>
          </table:table-cell>
          <table:covered-table-cell table:number-columns-repeated="6" table:style-name="ce5"/>
          <table:covered-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PROGRAM </text:p>
          </table:table-cell>
          <table:table-cell table:style-name="ce1" office:value-type="string" calcext:value-type="string">
            <text:p>BEGIN TIMESTAMP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ACKAGE_0</text:p>
          </table:table-cell>
          <table:table-cell table:style-name="ce1" office:value-type="string" calcext:value-type="string">
            <text:p>CORE_0</text:p>
          </table:table-cell>
          <table:table-cell table:style-name="ce1" office:value-type="string" calcext:value-type="string">
            <text:p>UNCORE_0</text:p>
          </table:table-cell>
          <table:table-cell table:style-name="ce1" office:value-type="string" calcext:value-type="string">
            <text:p>NVIDIA_GPU_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TRAINING MODELS</text:p>
          </table:table-cell>
          <table:covered-table-cell table:number-columns-repeated="6" table:style-name="ce14"/>
          <table:covered-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. GRADIENT BOOST</text:p>
          </table:table-cell>
          <table:table-cell office:value-type="float" office:value="1713379662.6374" calcext:value-type="float">
            <text:p>1713379662.6374</text:p>
          </table:table-cell>
          <table:table-cell office:value-type="string" calcext:value-type="string">
            <text:p>run_gradient_boosting</text:p>
          </table:table-cell>
          <table:table-cell office:value-type="float" office:value="270.714521169663" calcext:value-type="float">
            <text:p>270.714521169663</text:p>
          </table:table-cell>
          <table:table-cell office:value-type="float" office:value="10526399261" calcext:value-type="float">
            <text:p>10526399261</text:p>
          </table:table-cell>
          <table:table-cell office:value-type="float" office:value="9123256063" calcext:value-type="float">
            <text:p>9123256063</text:p>
          </table:table-cell>
          <table:table-cell office:value-type="float" office:value="144714" calcext:value-type="float">
            <text:p>144714</text:p>
          </table:table-cell>
          <table:table-cell office:value-type="float" office:value="212734" calcext:value-type="float">
            <text:p>2127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K-NEAREST NEIGHBOURS</text:p>
          </table:table-cell>
          <table:table-cell office:value-type="float" office:value="1713397556.13151" calcext:value-type="float">
            <text:p>1713397556.13151</text:p>
          </table:table-cell>
          <table:table-cell office:value-type="string" calcext:value-type="string">
            <text:p>main</text:p>
          </table:table-cell>
          <table:table-cell office:value-type="float" office:value="275.005192995071" calcext:value-type="float">
            <text:p>275.005192995071</text:p>
          </table:table-cell>
          <table:table-cell office:value-type="float" office:value="5849062114" calcext:value-type="float">
            <text:p>5849062114</text:p>
          </table:table-cell>
          <table:table-cell office:value-type="float" office:value="4615100613" calcext:value-type="float">
            <text:p>4615100613</text:p>
          </table:table-cell>
          <table:table-cell office:value-type="float" office:value="17051958" calcext:value-type="float">
            <text:p>17051958</text:p>
          </table:table-cell>
          <table:table-cell office:value-type="float" office:value="170140" calcext:value-type="float">
            <text:p>170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RANDOM FOREST</text:p>
          </table:table-cell>
          <table:table-cell office:value-type="float" office:value="1713383474.6294" calcext:value-type="float">
            <text:p>1713383474.6294</text:p>
          </table:table-cell>
          <table:table-cell office:value-type="string" calcext:value-type="string">
            <text:p>train_random_forest</text:p>
          </table:table-cell>
          <table:table-cell office:value-type="float" office:value="239.394204616547" calcext:value-type="float">
            <text:p>239.394204616547</text:p>
          </table:table-cell>
          <table:table-cell office:value-type="float" office:value="9967417232" calcext:value-type="float">
            <text:p>9967417232</text:p>
          </table:table-cell>
          <table:table-cell office:value-type="float" office:value="8648771500" calcext:value-type="float">
            <text:p>8648771500</text:p>
          </table:table-cell>
          <table:table-cell office:value-type="float" office:value="78792645" calcext:value-type="float">
            <text:p>78792645</text:p>
          </table:table-cell>
          <table:table-cell office:value-type="float" office:value="196062" calcext:value-type="float">
            <text:p>1960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DECISION TREES</text:p>
          </table:table-cell>
          <table:table-cell office:value-type="float" office:value="1713385030.0664" calcext:value-type="float">
            <text:p>1713385030.0664</text:p>
          </table:table-cell>
          <table:table-cell office:value-type="string" calcext:value-type="string">
            <text:p>main</text:p>
          </table:table-cell>
          <table:table-cell office:value-type="float" office:value="241.00391292572" calcext:value-type="float">
            <text:p>241.00391292572</text:p>
          </table:table-cell>
          <table:table-cell office:value-type="float" office:value="10348341977" calcext:value-type="float">
            <text:p>10348341977</text:p>
          </table:table-cell>
          <table:table-cell office:value-type="float" office:value="8891334782" calcext:value-type="float">
            <text:p>8891334782</text:p>
          </table:table-cell>
          <table:table-cell office:value-type="float" office:value="194950612" calcext:value-type="float">
            <text:p>194950612</text:p>
          </table:table-cell>
          <table:table-cell office:value-type="float" office:value="209762" calcext:value-type="float">
            <text:p>2097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LINEAR REGRESSION</text:p>
          </table:table-cell>
          <table:table-cell office:value-type="float" office:value="1713395715.75356" calcext:value-type="float">
            <text:p>1713395715.75356</text:p>
          </table:table-cell>
          <table:table-cell office:value-type="string" calcext:value-type="string">
            <text:p>run_linear_regression</text:p>
          </table:table-cell>
          <table:table-cell office:value-type="float" office:value="240.128243923187" calcext:value-type="float">
            <text:p>240.128243923187</text:p>
          </table:table-cell>
          <table:table-cell office:value-type="float" office:value="5079458920" calcext:value-type="float">
            <text:p>5079458920</text:p>
          </table:table-cell>
          <table:table-cell office:value-type="float" office:value="3445120269" calcext:value-type="float">
            <text:p>3445120269</text:p>
          </table:table-cell>
          <table:table-cell office:value-type="float" office:value="335906183" calcext:value-type="float">
            <text:p>335906183</text:p>
          </table:table-cell>
          <table:table-cell office:value-type="float" office:value="177606" calcext:value-type="float">
            <text:p>177606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4" table:number-columns-repeated="6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 table:number-columns-spanned="8" table:number-rows-spanned="1">
            <text:p>TESTING MODELS</text:p>
          </table:table-cell>
          <table:covered-table-cell table:number-columns-repeated="6" table:style-name="ce14"/>
          <table:covered-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. K FOLD CROSS VALIDATION</text:p>
          </table:table-cell>
          <table:table-cell office:value-type="float" office:value="1713402512.56437" calcext:value-type="float">
            <text:p>1713402512.56437</text:p>
          </table:table-cell>
          <table:table-cell office:value-type="string" calcext:value-type="string">
            <text:p>main</text:p>
          </table:table-cell>
          <table:table-cell office:value-type="float" office:value="256.006703138351" calcext:value-type="float">
            <text:p>256.006703138351</text:p>
          </table:table-cell>
          <table:table-cell office:value-type="float" office:value="5525463577" calcext:value-type="float">
            <text:p>5525463577</text:p>
          </table:table-cell>
          <table:table-cell office:value-type="float" office:value="4172073243" calcext:value-type="float">
            <text:p>4172073243</text:p>
          </table:table-cell>
          <table:table-cell office:value-type="float" office:value="158041771" calcext:value-type="float">
            <text:p>158041771</text:p>
          </table:table-cell>
          <table:table-cell office:value-type="float" office:value="178370" calcext:value-type="float">
            <text:p>1783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BOOTSTRAPPING</text:p>
          </table:table-cell>
          <table:table-cell office:value-type="float" office:value="1713402796.70862" calcext:value-type="float">
            <text:p>1713402796.70862</text:p>
          </table:table-cell>
          <table:table-cell office:value-type="string" calcext:value-type="string">
            <text:p>main</text:p>
          </table:table-cell>
          <table:table-cell office:value-type="float" office:value="262.239765167236" calcext:value-type="float">
            <text:p>262.239765167236</text:p>
          </table:table-cell>
          <table:table-cell office:value-type="float" office:value="5501122941" calcext:value-type="float">
            <text:p>5501122941</text:p>
          </table:table-cell>
          <table:table-cell office:value-type="float" office:value="4105477282" calcext:value-type="float">
            <text:p>4105477282</text:p>
          </table:table-cell>
          <table:table-cell office:value-type="float" office:value="195328662" calcext:value-type="float">
            <text:p>195328662</text:p>
          </table:table-cell>
          <table:table-cell office:value-type="float" office:value="173775" calcext:value-type="float">
            <text:p>173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TRAIN-TEST SPLIT</text:p>
          </table:table-cell>
          <table:table-cell office:value-type="float" office:value="1713403110.53506" calcext:value-type="float">
            <text:p>1713403110.53506</text:p>
          </table:table-cell>
          <table:table-cell office:value-type="string" calcext:value-type="string">
            <text:p>main</text:p>
          </table:table-cell>
          <table:table-cell office:value-type="float" office:value="253.003276109695" calcext:value-type="float">
            <text:p>253.003276109695</text:p>
          </table:table-cell>
          <table:table-cell office:value-type="float" office:value="5356857319" calcext:value-type="float">
            <text:p>5356857319</text:p>
          </table:table-cell>
          <table:table-cell office:value-type="float" office:value="4120619945" calcext:value-type="float">
            <text:p>4120619945</text:p>
          </table:table-cell>
          <table:table-cell office:value-type="float" office:value="63768269" calcext:value-type="float">
            <text:p>63768269</text:p>
          </table:table-cell>
          <table:table-cell office:value-type="float" office:value="175045" calcext:value-type="float">
            <text:p>1750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RANDOM SAMPLING</text:p>
          </table:table-cell>
          <table:table-cell office:value-type="float" office:value="1713403378.72615" calcext:value-type="float">
            <text:p>1713403378.72615</text:p>
          </table:table-cell>
          <table:table-cell office:value-type="string" calcext:value-type="string">
            <text:p>main</text:p>
          </table:table-cell>
          <table:table-cell office:value-type="float" office:value="234.006930351257" calcext:value-type="float">
            <text:p>234.006930351257</text:p>
          </table:table-cell>
          <table:table-cell table:style-name="ce17" office:value-type="float" office:value="4967984352" calcext:value-type="float">
            <text:p>4967984352</text:p>
          </table:table-cell>
          <table:table-cell office:value-type="float" office:value="3804758326" calcext:value-type="float">
            <text:p>3804758326</text:p>
          </table:table-cell>
          <table:table-cell office:value-type="float" office:value="16513264" calcext:value-type="float">
            <text:p>16513264</text:p>
          </table:table-cell>
          <table:table-cell office:value-type="float" office:value="50922" calcext:value-type="float">
            <text:p>509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TEMPORAL SPLITTING</text:p>
          </table:table-cell>
          <table:table-cell office:value-type="float" office:value="1713387901.29964" calcext:value-type="float">
            <text:p>1713387901.29964</text:p>
          </table:table-cell>
          <table:table-cell office:value-type="string" calcext:value-type="string">
            <text:p>main</text:p>
          </table:table-cell>
          <table:table-cell office:value-type="float" office:value="247.005619287491" calcext:value-type="float">
            <text:p>247.005619287491</text:p>
          </table:table-cell>
          <table:table-cell office:value-type="float" office:value="9829587995" calcext:value-type="float">
            <text:p>9829587995</text:p>
          </table:table-cell>
          <table:table-cell office:value-type="float" office:value="8569161351" calcext:value-type="float">
            <text:p>8569161351</text:p>
          </table:table-cell>
          <table:table-cell office:value-type="float" office:value="27473257" calcext:value-type="float">
            <text:p>27473257</text:p>
          </table:table-cell>
          <table:table-cell office:value-type="float" office:value="203440" calcext:value-type="float">
            <text:p>20344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table:number-columns-repeated="6"/>
          <table:table-cell table:style-name="ce11"/>
          <table:table-cell table:number-columns-repeated="3"/>
        </table:table-row>
        <table:table-row table:style-name="ro1" table:number-rows-repeated="2">
          <table:table-cell table:style-name="Default" table:number-columns-repeated="8"/>
          <table:table-cell table:number-columns-repeated="3"/>
        </table:table-row>
        <table:table-row table:style-name="ro1">
          <table:table-cell office:value-type="string" calcext:value-type="string" table:number-columns-spanned="8" table:number-rows-spanned="1">
            <text:p>ENERGY MEASURED AFTER RUNNING THE PROGRAMS WHILE USING ONLY TERMINAL</text:p>
          </table:table-cell>
          <table:covered-table-cell table:number-columns-repeated="6" table:style-name="ce5"/>
          <table:covered-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PROGRAM </text:p>
          </table:table-cell>
          <table:table-cell table:style-name="ce1" office:value-type="string" calcext:value-type="string">
            <text:p>BEGIN TIMESTAMP</text:p>
          </table:table-cell>
          <table:table-cell table:style-name="ce1" office:value-type="string" calcext:value-type="string">
            <text:p>TAG</text:p>
          </table:table-cell>
          <table:table-cell table:style-name="ce1" office:value-type="string" calcext:value-type="string">
            <text:p>DURATION</text:p>
          </table:table-cell>
          <table:table-cell table:style-name="ce1" office:value-type="string" calcext:value-type="string">
            <text:p>PACKAGE_0</text:p>
          </table:table-cell>
          <table:table-cell table:style-name="ce1" office:value-type="string" calcext:value-type="string">
            <text:p>CORE_0</text:p>
          </table:table-cell>
          <table:table-cell table:style-name="ce1" office:value-type="string" calcext:value-type="string">
            <text:p>UNCORE_0</text:p>
          </table:table-cell>
          <table:table-cell table:style-name="ce1" office:value-type="string" calcext:value-type="string">
            <text:p>NVIDIA_GPU_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TRAINING MODELS</text:p>
          </table:table-cell>
          <table:covered-table-cell table:number-columns-repeated="6" table:style-name="ce14"/>
          <table:covered-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. GRADIENT BOOST</text:p>
          </table:table-cell>
          <table:table-cell office:value-type="float" office:value="1713384621.95158" calcext:value-type="float">
            <text:p>1713384621.95158</text:p>
          </table:table-cell>
          <table:table-cell office:value-type="string" calcext:value-type="string">
            <text:p>run_gradient_boosting</text:p>
          </table:table-cell>
          <table:table-cell office:value-type="float" office:value="322.274893760681" calcext:value-type="float">
            <text:p>322.274893760681</text:p>
          </table:table-cell>
          <table:table-cell office:value-type="float" office:value="6820753108" calcext:value-type="float">
            <text:p>6820753108</text:p>
          </table:table-cell>
          <table:table-cell office:value-type="float" office:value="5246102903" calcext:value-type="float">
            <text:p>5246102903</text:p>
          </table:table-cell>
          <table:table-cell office:value-type="float" office:value="2613945" calcext:value-type="float">
            <text:p>2613945</text:p>
          </table:table-cell>
          <table:table-cell office:value-type="float" office:value="174580" calcext:value-type="float">
            <text:p>1745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K-NEAREST NEIGHBOURS</text:p>
          </table:table-cell>
          <table:table-cell office:value-type="float" office:value="1713385003.74939" calcext:value-type="float">
            <text:p>1713385003.74939</text:p>
          </table:table-cell>
          <table:table-cell office:value-type="string" calcext:value-type="string">
            <text:p>main</text:p>
          </table:table-cell>
          <table:table-cell office:value-type="float" office:value="275.04100060463" calcext:value-type="float">
            <text:p>275.04100060463</text:p>
          </table:table-cell>
          <table:table-cell office:value-type="float" office:value="5803572545" calcext:value-type="float">
            <text:p>5803572545</text:p>
          </table:table-cell>
          <table:table-cell office:value-type="float" office:value="4467774635" calcext:value-type="float">
            <text:p>4467774635</text:p>
          </table:table-cell>
          <table:table-cell office:value-type="float" office:value="109436" calcext:value-type="float">
            <text:p>109436</text:p>
          </table:table-cell>
          <table:table-cell office:value-type="float" office:value="174463" calcext:value-type="float">
            <text:p>1744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RANDOM FOREST</text:p>
          </table:table-cell>
          <table:table-cell office:value-type="float" office:value="1713385298.2265" calcext:value-type="float">
            <text:p>1713385298.2265</text:p>
          </table:table-cell>
          <table:table-cell office:value-type="string" calcext:value-type="string">
            <text:p>train_random_forest</text:p>
          </table:table-cell>
          <table:table-cell office:value-type="float" office:value="240.767876625061" calcext:value-type="float">
            <text:p>240.767876625061</text:p>
          </table:table-cell>
          <table:table-cell office:value-type="float" office:value="4975096395" calcext:value-type="float">
            <text:p>4975096395</text:p>
          </table:table-cell>
          <table:table-cell office:value-type="float" office:value="3798961100" calcext:value-type="float">
            <text:p>3798961100</text:p>
          </table:table-cell>
          <table:table-cell office:value-type="float" office:value="109192" calcext:value-type="float">
            <text:p>109192</text:p>
          </table:table-cell>
          <table:table-cell office:value-type="float" office:value="36874" calcext:value-type="float">
            <text:p>36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DECISION TREES</text:p>
          </table:table-cell>
          <table:table-cell office:value-type="float" office:value="1713385556.04272" calcext:value-type="float">
            <text:p>1713385556.04272</text:p>
          </table:table-cell>
          <table:table-cell office:value-type="string" calcext:value-type="string">
            <text:p>main</text:p>
          </table:table-cell>
          <table:table-cell office:value-type="float" office:value="241.00789475441" calcext:value-type="float">
            <text:p>241.00789475441</text:p>
          </table:table-cell>
          <table:table-cell office:value-type="float" office:value="4841260738" calcext:value-type="float">
            <text:p>4841260738</text:p>
          </table:table-cell>
          <table:table-cell office:value-type="float" office:value="3796004748" calcext:value-type="float">
            <text:p>3796004748</text:p>
          </table:table-cell>
          <table:table-cell office:value-type="float" office:value="137329" calcext:value-type="float">
            <text:p>137329</text:p>
          </table:table-cell>
          <table:table-cell office:value-type="float" office:value="71249" calcext:value-type="float">
            <text:p>71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LINEAR REGRESSION</text:p>
          </table:table-cell>
          <table:table-cell office:value-type="float" office:value="1713385811.61948" calcext:value-type="float">
            <text:p>1713385811.61948</text:p>
          </table:table-cell>
          <table:table-cell office:value-type="string" calcext:value-type="string">
            <text:p>run_linear_regression</text:p>
          </table:table-cell>
          <table:table-cell office:value-type="float" office:value="240.237271308899" calcext:value-type="float">
            <text:p>240.237271308899</text:p>
          </table:table-cell>
          <table:table-cell office:value-type="float" office:value="4933617680" calcext:value-type="float">
            <text:p>4933617680</text:p>
          </table:table-cell>
          <table:table-cell office:value-type="float" office:value="3706142795" calcext:value-type="float">
            <text:p>3706142795</text:p>
          </table:table-cell>
          <table:table-cell office:value-type="float" office:value="106079" calcext:value-type="float">
            <text:p>106079</text:p>
          </table:table-cell>
          <table:table-cell office:value-type="float" office:value="36193" calcext:value-type="float">
            <text:p>36193</text:p>
          </table:table-cell>
          <table:table-cell table:number-columns-repeated="3"/>
        </table:table-row>
        <table:table-row table:style-name="ro1">
          <table:table-cell table:style-name="ce3"/>
          <table:table-cell table:style-name="ce14" table:number-columns-repeated="6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 table:number-columns-spanned="8" table:number-rows-spanned="1">
            <text:p>TESTING MODELS</text:p>
          </table:table-cell>
          <table:covered-table-cell table:number-columns-repeated="6" table:style-name="ce14"/>
          <table:covered-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1. K FOLD CROSS VALIDATION</text:p>
          </table:table-cell>
          <table:table-cell office:value-type="float" office:value="1713386114.77691" calcext:value-type="float">
            <text:p>1713386114.77691</text:p>
          </table:table-cell>
          <table:table-cell office:value-type="string" calcext:value-type="string">
            <text:p>main</text:p>
          </table:table-cell>
          <table:table-cell office:value-type="float" office:value="256.011168718338" calcext:value-type="float">
            <text:p>256.011168718338</text:p>
          </table:table-cell>
          <table:table-cell office:value-type="float" office:value="5417002917" calcext:value-type="float">
            <text:p>5417002917</text:p>
          </table:table-cell>
          <table:table-cell office:value-type="float" office:value="4091175867" calcext:value-type="float">
            <text:p>4091175867</text:p>
          </table:table-cell>
          <table:table-cell office:value-type="float" office:value="1237118" calcext:value-type="float">
            <text:p>1237118</text:p>
          </table:table-cell>
          <table:table-cell office:value-type="float" office:value="176791" calcext:value-type="float">
            <text:p>1767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 BOOTSTRAPPING</text:p>
          </table:table-cell>
          <table:table-cell office:value-type="float" office:value="1713386387.53706" calcext:value-type="float">
            <text:p>1713386387.53706</text:p>
          </table:table-cell>
          <table:table-cell office:value-type="string" calcext:value-type="string">
            <text:p>main</text:p>
          </table:table-cell>
          <table:table-cell office:value-type="float" office:value="262.166826248169" calcext:value-type="float">
            <text:p>262.166826248169</text:p>
          </table:table-cell>
          <table:table-cell office:value-type="float" office:value="5383591565" calcext:value-type="float">
            <text:p>5383591565</text:p>
          </table:table-cell>
          <table:table-cell office:value-type="float" office:value="3995450465" calcext:value-type="float">
            <text:p>3995450465</text:p>
          </table:table-cell>
          <table:table-cell office:value-type="float" office:value="121154" calcext:value-type="float">
            <text:p>121154</text:p>
          </table:table-cell>
          <table:table-cell office:value-type="float" office:value="65066" calcext:value-type="float">
            <text:p>650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 TRAIN-TEST SPLIT</text:p>
          </table:table-cell>
          <table:table-cell office:value-type="float" office:value="1713386666.97837" calcext:value-type="float">
            <text:p>1713386666.97837</text:p>
          </table:table-cell>
          <table:table-cell office:value-type="string" calcext:value-type="string">
            <text:p>main</text:p>
          </table:table-cell>
          <table:table-cell office:value-type="float" office:value="253.005870580673" calcext:value-type="float">
            <text:p>253.005870580673</text:p>
          </table:table-cell>
          <table:table-cell office:value-type="float" office:value="5209517243" calcext:value-type="float">
            <text:p>5209517243</text:p>
          </table:table-cell>
          <table:table-cell office:value-type="float" office:value="3979855107" calcext:value-type="float">
            <text:p>3979855107</text:p>
          </table:table-cell>
          <table:table-cell office:value-type="float" office:value="114196" calcext:value-type="float">
            <text:p>114196</text:p>
          </table:table-cell>
          <table:table-cell office:value-type="float" office:value="59594" calcext:value-type="float">
            <text:p>595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 RANDOM SAMPLING</text:p>
          </table:table-cell>
          <table:table-cell office:value-type="float" office:value="1713386938.37023" calcext:value-type="float">
            <text:p>1713386938.37023</text:p>
          </table:table-cell>
          <table:table-cell office:value-type="string" calcext:value-type="string">
            <text:p>main</text:p>
          </table:table-cell>
          <table:table-cell office:value-type="float" office:value="234.003643512726" calcext:value-type="float">
            <text:p>234.003643512726</text:p>
          </table:table-cell>
          <table:table-cell office:value-type="float" office:value="4839933289" calcext:value-type="float">
            <text:p>4839933289</text:p>
          </table:table-cell>
          <table:table-cell office:value-type="float" office:value="3691334056" calcext:value-type="float">
            <text:p>3691334056</text:p>
          </table:table-cell>
          <table:table-cell office:value-type="float" office:value="261657" calcext:value-type="float">
            <text:p>261657</text:p>
          </table:table-cell>
          <table:table-cell office:value-type="float" office:value="26901" calcext:value-type="float">
            <text:p>26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 TEMPORAL SPLITTING</text:p>
          </table:table-cell>
          <table:table-cell office:value-type="float" office:value="713387187.220285" calcext:value-type="float">
            <text:p>713387187.220285</text:p>
          </table:table-cell>
          <table:table-cell office:value-type="string" calcext:value-type="string">
            <text:p>main</text:p>
          </table:table-cell>
          <table:table-cell office:value-type="float" office:value="247.005287885666" calcext:value-type="float">
            <text:p>247.005287885666</text:p>
          </table:table-cell>
          <table:table-cell office:value-type="float" office:value="5947768404" calcext:value-type="float">
            <text:p>5947768404</text:p>
          </table:table-cell>
          <table:table-cell office:value-type="float" office:value="4741148446" calcext:value-type="float">
            <text:p>4741148446</text:p>
          </table:table-cell>
          <table:table-cell office:value-type="float" office:value="950193" calcext:value-type="float">
            <text:p>950193</text:p>
          </table:table-cell>
          <table:table-cell office:value-type="float" office:value="38120" calcext:value-type="float">
            <text:p>3812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8" table:number-columns-repeated="6"/>
          <table:table-cell table:style-name="ce1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 style:data-style-name="N2" text:time-value="02:29:09.69304680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00:23:46.240343774</meta:creation-date>
    <dc:date>2024-04-18T03:18:11.943979740</dc:date>
    <meta:editing-duration>PT7H29M48S</meta:editing-duration>
    <meta:editing-cycles>2</meta:editing-cycles>
    <meta:generator>LibreOffice/7.6.5.2$Linux_X86_64 LibreOffice_project/60$Build-2</meta:generator>
    <meta:document-statistic meta:table-count="1" meta:cell-count="182" meta:object-count="0"/>
  </office:meta>
</office:document-meta>
</file>